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0pt" fo:font-weight="normal" officeooo:rsid="00037a9c" officeooo:paragraph-rsid="00037a9c" style:font-weight-asian="normal" style:font-weight-complex="normal"/>
    </style:style>
    <style:style style:name="P2" style:family="paragraph" style:parent-style-name="Standard">
      <style:paragraph-properties fo:text-align="center" style:justify-single-word="false"/>
      <style:text-properties fo:font-size="10pt" fo:font-weight="normal" officeooo:rsid="0004c4fd" officeooo:paragraph-rsid="0004c4fd" style:font-weight-asian="normal" style:font-weight-complex="normal"/>
    </style:style>
    <style:style style:name="P3" style:family="paragraph" style:parent-style-name="Standard">
      <style:paragraph-properties fo:text-align="center" style:justify-single-word="false"/>
      <style:text-properties style:font-name="Century Schoolbook L" fo:font-size="20pt" fo:font-weight="bold" officeooo:rsid="00018272" officeooo:paragraph-rsid="00018272" style:font-weight-asian="bold" style:font-weight-complex="bold"/>
    </style:style>
    <style:style style:name="P4" style:family="paragraph" style:parent-style-name="Standard">
      <style:paragraph-properties fo:text-align="center" style:justify-single-word="false"/>
      <style:text-properties style:font-name="Century Schoolbook L" fo:font-size="10.5pt" fo:font-weight="normal" officeooo:rsid="00018272" officeooo:paragraph-rsid="00018272" style:font-size-asian="10.5pt" style:font-weight-asian="normal" style:font-size-complex="10.5pt" style:font-weight-complex="normal"/>
    </style:style>
    <style:style style:name="P5" style:family="paragraph" style:parent-style-name="Standard">
      <style:paragraph-properties fo:text-align="justify" style:justify-single-word="false"/>
      <style:text-properties style:font-name="Century Schoolbook L" fo:font-size="10.5pt" fo:font-weight="normal" officeooo:rsid="000897b8" officeooo:paragraph-rsid="000897b8" style:font-size-asian="10.5pt" style:font-weight-asian="normal" style:font-size-complex="10.5pt" style:font-weight-complex="normal"/>
    </style:style>
    <style:style style:name="P6" style:family="paragraph" style:parent-style-name="Standard">
      <style:paragraph-properties fo:text-align="justify" style:justify-single-word="false"/>
      <style:text-properties style:font-name="Century Schoolbook L" fo:font-size="10.5pt" fo:font-weight="normal" officeooo:rsid="000897b8" officeooo:paragraph-rsid="002b29e8" style:font-size-asian="10.5pt" style:font-weight-asian="normal" style:font-size-complex="10.5pt" style:font-weight-complex="normal"/>
    </style:style>
    <style:style style:name="P7" style:family="paragraph" style:parent-style-name="Standard">
      <style:paragraph-properties fo:text-align="justify" style:justify-single-word="false"/>
      <style:text-properties style:font-name="Century Schoolbook L" fo:font-size="10.5pt" fo:font-weight="normal" officeooo:rsid="0009ed43" officeooo:paragraph-rsid="0009ed43" style:font-size-asian="10.5pt" style:font-weight-asian="normal" style:font-size-complex="10.5pt" style:font-weight-complex="normal"/>
    </style:style>
    <style:style style:name="P8" style:family="paragraph" style:parent-style-name="Standard">
      <style:paragraph-properties fo:text-align="justify" style:justify-single-word="false"/>
      <style:text-properties style:font-name="Century Schoolbook L" fo:font-size="10.5pt" fo:font-weight="normal" officeooo:rsid="002d9054" officeooo:paragraph-rsid="002d9054" style:font-size-asian="10.5pt" style:font-weight-asian="normal" style:font-size-complex="10.5pt" style:font-weight-complex="normal"/>
    </style:style>
    <style:style style:name="P9" style:family="paragraph" style:parent-style-name="Standard">
      <style:paragraph-properties fo:text-align="center" style:justify-single-word="false"/>
      <style:text-properties style:font-name="Century Schoolbook L" fo:font-size="10.5pt" fo:font-weight="normal" officeooo:rsid="0004c4fd" officeooo:paragraph-rsid="0004c4fd" style:font-size-asian="10.5pt" style:font-weight-asian="normal" style:font-size-complex="10.5pt" style:font-weight-complex="normal"/>
    </style:style>
    <style:style style:name="P10" style:family="paragraph" style:parent-style-name="Standard">
      <style:paragraph-properties fo:text-align="justify" style:justify-single-word="false"/>
      <style:text-properties style:font-name="Century Schoolbook L" fo:font-size="11pt" fo:font-weight="normal" officeooo:rsid="002d9054" officeooo:paragraph-rsid="002d9054" style:font-size-asian="9.60000038146973pt" style:font-weight-asian="normal" style:font-size-complex="11pt" style:font-weight-complex="normal"/>
    </style:style>
    <style:style style:name="T1" style:family="text">
      <style:text-properties officeooo:rsid="0009ed43"/>
    </style:style>
    <style:style style:name="T2" style:family="text">
      <style:text-properties style:font-name="Century Schoolbook L" fo:font-size="10.5pt" style:font-size-asian="10.5pt" style:font-size-complex="10.5pt"/>
    </style:style>
    <style:style style:name="T3" style:family="text">
      <style:text-properties style:font-name="Century Schoolbook L" fo:font-size="10.5pt" style:text-underline-style="none" style:font-size-asian="10.5pt" style:font-size-complex="10.5pt"/>
    </style:style>
    <style:style style:name="T4" style:family="text">
      <style:text-properties officeooo:rsid="002b29e8"/>
    </style:style>
    <style:style style:name="T5" style:family="text">
      <style:text-properties officeooo:rsid="0036571c"/>
    </style:style>
    <style:style style:name="T6" style:family="text">
      <style:text-properties officeooo:rsid="003c37af"/>
    </style:style>
    <style:style style:name="T7" style:family="text">
      <style:text-properties officeooo:rsid="003d9e7c"/>
    </style:style>
    <style:style style:name="T8" style:family="text">
      <style:text-properties officeooo:rsid="003dbcf1"/>
    </style:style>
    <style:style style:name="T9" style:family="text">
      <style:text-properties officeooo:rsid="00461e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bibur Rahman</text:p>
      <text:p text:style-name="P4">RUET, Rajshahi, Bangladesh</text:p>
      <text:p text:style-name="P1"><text:span text:style-name="T2">Phone: 01739 83 48 66, Email: </text:span><text:a xlink:type="simple" xlink:href="mailto:habib_cse_ruet@yahoo.com" text:style-name="Internet_20_link" text:visited-style-name="Visited_20_Internet_20_Link"><text:span text:style-name="T3">habib_cse_ruet@yahoo.com</text:span></text:a></text:p>
      <text:p text:style-name="P2"><text:span text:style-name="T2">Website: </text:span><text:a xlink:type="simple" xlink:href="http://habib.tech/" text:style-name="Internet_20_link" text:visited-style-name="Visited_20_Internet_20_Link"><text:span text:style-name="T3">http://habib.tech</text:span></text:a></text:p>
      <text:p text:style-name="P9"/>
      <text:p text:style-name="P5"><text:span text:style-name="T1">November 18</text:span>, 20<text:span text:style-name="T1">17</text:span></text:p>
      <text:p text:style-name="P5"/>
      <text:p text:style-name="P7">Sonargoan University</text:p>
      <text:p text:style-name="P6">1<text:span text:style-name="T4">47/I Green Road, Tejgaon,</text:span></text:p>
      <text:p text:style-name="P5"><text:span text:style-name="T1">Dhaka-1215</text:span>, <text:span text:style-name="T1">Bangladesh</text:span></text:p>
      <text:p text:style-name="P5"/>
      <text:p text:style-name="P8">Dear <text:span text:style-name="T8">Registrar</text:span>:</text:p>
      <text:p text:style-name="P8"/>
      <text:p text:style-name="P8">I am writing you to apply for the Lecturer position in Computer Science and Engineering at Sonargoan University announced in the bdjobs.com. I have recently completed the undergraduate study from the department of Computer Science and Engineering of Rajshahi University of Engineering and Technology, <text:span text:style-name="T9">Rajshahi, Bangladesh</text:span>. I am extremely interested in this position of Sonargoan University as my commitment to undergraduate education, interest, and experience in academic as well as competitive programming background makes me a terrific fit.</text:p>
      <text:p text:style-name="P8"/>
      <text:p text:style-name="P8">My objective as a teacher is to make the course topics more interesting to students because most of the students in Computer Science and Engineering in Bangladesh are trying to memorizing the topics which will make our nation blind. Computer Science is the easiest subject and the most important subject toward the future world. So, its necessary to understand whatever we learn which is not present in the mind most of the students.</text:p>
      <text:p text:style-name="P8"/>
      <text:p text:style-name="P8">From four year long competitive programming experience, I like to design the theory courses and lab in such a way that the students can learn the basics of algorithms, data structures which will help them to do well in programming contest as well as in career. I want to set question papers in such a way that students need to understand whatever they learned and feels pleasure to learn those. I always like to make sense in the students about the real-life problems can be solved using the certain topic.</text:p>
      <text:p text:style-name="P8"/>
      <text:p text:style-name="P8">Teaching and research should go hand in hand. When teaching, I try to provide additional materials to the students so that they can fulfill their knowledge in that field. In my undergraduate thesis, I have tried to solve verbally expressed mathematical problems. So, I will try to increase the interest of students in research to solve the real world problems and also encourage them to higher study.</text:p>
      <text:p text:style-name="P8"/>
      <text:p text:style-name="P8">In my academic period, I have completed some good projects. From these experience, I can teach the students how to <text:span text:style-name="T6">develop</text:span> software projects from scratch. This will prepare the students for better placement in the <text:span text:style-name="T5">industry</text:span>.</text:p>
      <text:p text:style-name="P8"/>
      <text:p text:style-name="P8">I am very excited about the opportunity of joining Sonargoan University, and I am enclosing my curriculum vitae. I will gladly provide any supporting materials upon request. Thank you for your</text:p>
      <text:p text:style-name="P8">consideration and I look forward to hearing from you soon.</text:p>
      <text:p text:style-name="P8"/>
      <text:p text:style-name="P8">Sincerely,</text:p>
      <text:p text:style-name="P10"/>
      <text:p text:style-name="P8"><text:span text:style-name="T7">(</text:span>Habibur Rahman<text:span text:style-name="T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5T14:08:24.263505765</meta:creation-date>
    <dc:date>2017-11-16T18:50:30.508243843</dc:date>
    <meta:editing-duration>PT2H47S</meta:editing-duration>
    <meta:editing-cycles>52</meta:editing-cycles>
    <meta:generator>LibreOffice/5.1.6.2$Linux_X86_64 LibreOffice_project/10m0$Build-2</meta:generator>
    <meta:document-statistic meta:table-count="0" meta:image-count="0" meta:object-count="0" meta:page-count="1" meta:paragraph-count="18" meta:word-count="415" meta:character-count="2600" meta:non-whitespace-character-count="2203"/>
  </office:meta>
</office:document-meta>
</file>